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6.8181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4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physical</text:p>
          </table:table-cell>
          <table:table-cell office:value-type="string" calcext:value-type="string">
            <text:p>move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hit_cha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wer_points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recovers half the HP inflicted on opponent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Special Defens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id Armo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Sharply raises user's Defens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Sharply raises user's Speed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Sharply raises user's Special Defens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urora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Attack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ts 2-5 times in one turn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Sharply raises user's Defens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r takes damage for two turns then strikes back doubl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ps opponent, damaging them for 4-5 turn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ause flinching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y freeze opponent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dy Sla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one Clu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y cause flinching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ts twice in one turn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Speed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bble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Speed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ps opponent, damaging them for 4-5 turns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et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ts 2-5 times in one turn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nfuse Ra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onfuses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onfuse opponent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Speed by one stage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Changes user's type to that of its first mov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hen hit by a Physical Attack, user strikes back with 2x power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critical hit ratio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fense Cur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pponent can't use its last attack for a few turn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zzy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onfuse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uble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ts twice in one turn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ouble Sla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ts 2-5 times in one turn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uble T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aises user's Evasiveness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receives recoil damage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agon Ra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lways inflicts 40 HP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eam Eat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User recovers half the HP inflicted on a sleeping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ill Pe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ower is doubled if opponent is underground from using Dig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gg Bomb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burn opponent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fain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re Bla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y burn opponent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re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burn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ire Spi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ps opponent, damaging them for 4-5 turns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-Hit-KO, if it hi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burn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Accuracy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lies up on first turn, attacks on second turn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ocus Energ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Increases critical hit ratio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ury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ts 2-5 times in one turn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ury Swip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ts 2-5 times in one turn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ralyzes opponent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Attack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aises user's Attack and Special Attack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-Hit-KO, if it hi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ts Pokémon using Fly/Bounce/Sky Drop with double power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ause flinching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igh Jump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f it misses, the user loses half their HP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rn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orn Dril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-Hit-KO, if it hi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dro Pum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per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er must recharge next turn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per F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y cause flinching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uts opponent to sleep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ce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freeze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freeze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ump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f it misses, the user loses half their HP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rate Cho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 critical hit ratio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owers opponent's Accuracy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eech Lif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recovers half the HP inflicted on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ech Se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rains HP from opponent each turn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Defens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 opponent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 Scre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Halves damage from Special attacks for 5 turns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ovely Kis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uts opponent to sleep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w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he heavier the opponent, the stronger the attack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Raises user's Attack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ega Drai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recovers half the HP inflicted on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ga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ga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r performs almost any move in the game at random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m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Sharply raises user's Evasivenes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rror Mo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lying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User's stats cannot be changed for a period of tim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 Shad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nflicts damage equal to user's level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y Da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ney is earned after the battl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etal Dan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attacks for 2-3 turns but then becomes confused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in Missi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ts 2-5 times in one turn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ison Ga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oisons opponent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oison Pow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oisons opponent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oison Sti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oison the opponent.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onfuse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lower opponent's Special Defens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nflicts damage 50-150% of user's level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Quick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attacks first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ses user's Attack when hi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zor Lea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gh critical hit ratio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rges on first turn, attacks on second. High critical hit ratio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r recovers half its max HP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Halves damage from Physical attacks for 5 turn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User sleeps for 2 turns, but user is fully healed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 Slid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y cause flinching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 Thro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lling Ki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y cause flinching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nd Atta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Accuracy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harply lowers opponent's Defense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 Tos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nflicts damage equal to user's level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lf-Destruc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faint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aises user's Attack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uts opponent to sleep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kull B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ses Defense on first turn, attacks on second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ky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ges on first turn, attacks on second. May cause flinching. High critical hit ratio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 critical hit ratio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leep Pow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uts opponent to sleep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oison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y poison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Accuracy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oft-Boile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r recovers half its max HP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lar Bea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rges on first turn, attacks on second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nic Boo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Always inflicts 20 HP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pike Cann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ts 2-5 times in one turn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uts opponent to sleep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ause flinching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ring Sho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harply lowers opponent's Speed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nly usable when all PP are gone. Hurts the us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 Spor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aralyzes opponent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User receives recoil damag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 Fa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Always takes off half of the opponent's HP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onfuses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ts all adjacent Pokémon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∞ </text:p>
          </table:table-cell>
          <table:table-cell office:value-type="string" calcext:value-type="string">
            <text:p>Ignores Accuracy and Evasivenes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words Dan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Sharply raises user's Attack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il Whi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owers opponent's Defense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ke Dow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ser receives recoil damage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r attacks for 2-3 turns but then becomes confused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y paralyze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 Punc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hunder Sho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 opponent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under Wav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aralyzes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 opponen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adly poisons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 Attack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paralyze, burn or freeze opponen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ts twice in one turn. May poison opponent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ne Whi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se Gri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ter Gu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y cause flinching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ing Atta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Raises user's Defense.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s opponent, damaging them for 4-5 turns.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22:36:06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8:53:42.223000000</meta:creation-date>
    <dc:date>2024-04-25T22:36:50.239000000</dc:date>
    <meta:editing-duration>PT2H35M19S</meta:editing-duration>
    <meta:editing-cycles>6</meta:editing-cycles>
    <meta:generator>LibreOffice/7.6.6.3$Windows_X86_64 LibreOffice_project/d97b2716a9a4a2ce1391dee1765565ea469b0ae7</meta:generator>
    <meta:document-statistic meta:table-count="1" meta:cell-count="1043" meta:object-count="0"/>
    <meta:user-defined meta:name=""/>
  </office:meta>
</office:document-meta>
</file>